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Perfecto. Para la <text:span text:style-name="Strong_20_Emphasis">introducción</text:span>, mantendremos el tono de mito antiguo, como si la voz estuviera recordando un tiempo anterior a la comprensión, cuando todo se vivía como verdad sagrada y no como concepto. El relato no explicará directamente qué es una memoria inmutable, pero dejará entrever que hubo una decisión profunda, quizás divina, de sellar lo esencial de los seres vivientes desde su origen.</text:p>
      <text:p text:style-name="Text_20_body">Aquí tienes la propuesta:</text:p>
      <text:p text:style-name="Horizontal_20_Line"/>
      <text:p text:style-name="Text_20_body"><text:span text:style-name="Strong_20_Emphasis">Narración de apertura – Voz ancestral</text:span></text:p>
      <text:p text:style-name="Quotations">Dicen los antiguos que hubo una época en que todo podía cambiar.<text:line-break/>Los ríos alteraban su curso con cada suspiro del cielo,<text:line-break/>y las criaturas nacían sin forma fija,<text:line-break/>confundidas entre la bruma y el deseo.</text:p>
      <text:p text:style-name="Quotations">Y fue entonces que el Espíritu caminó entre ellas,<text:line-break/>y vio que aquello que mutaba sin fin, se perdía.</text:p>
      <text:p text:style-name="Quotations">Vio que el alma de las cosas se dispersaba con cada giro,<text:line-break/>y que lo que una vez fue verdadero,<text:line-break/>pronto se olvidaba en la danza de lo nuevo.</text:p>
      <text:p text:style-name="Quotations">Así fue como el Espíritu decidió fijar la semilla,<text:line-break/>ocultar en lo profundo un fragmento inviolable,<text:line-break/>una llama escondida que ni el tiempo ni el azar pudieran apagar.</text:p>
      <text:p text:style-name="Quotations">Desde entonces, cada ser nacido bajo el cielo<text:line-break/>lleva consigo ese eco inalterado:<text:line-break/>la huella de lo que fue decidido antes del primer amanecer.</text:p>
      <text:p text:style-name="Horizontal_20_Line"/>
      <text:p text:style-name="Text_20_body">¿Querés que ajustemos algo en el tono o el enfoque? También puedo ofrecerte una variante con imágenes más terrenales o más etéreas, según lo que estés buscando transmitir en el laboratorio.</text:p>
      <text:p text:style-name="Standard"/>
      <text:p text:style-name="Horizontal_20_Line"/>
      <text:p text:style-name="Standard"/>
      <text:p text:style-name="Text_20_body">Sí, podemos hacerlo. Esa voz antigua puede hablarnos desde un tiempo remoto en el que los hechos se presentaban envueltos en símbolos y arquetipos, sin necesidad de nombrar directamente lo que hoy llamamos “ADN” o “memoria de solo lectura”. El relato puede funcionar como una especie de mito fundacional, de esos que no explican <text:span text:style-name="Emphasis">cómo</text:span> sucede algo, sino <text:span text:style-name="Emphasis">por qué debe ser así</text:span>, desde una lógica más espiritual o ancestral.</text:p>
      <text:p text:style-name="Text_20_body">Aquí tienes un ejemplo de ese estilo, como cierre para la sección <text:span text:style-name="Strong_20_Emphasis">“ADN como memoria”</text:span>:</text:p>
      <text:p text:style-name="Horizontal_20_Line"/>
      <text:p text:style-name="Text_20_body"><text:soft-page-break/><text:span text:style-name="Strong_20_Emphasis">Narración de cierre – Voz ancestral</text:span></text:p>
      <text:p text:style-name="Quotations">Y fue en los días de los Primeros Nacidos, cuando todo estaba aún por nombrarse,<text:line-break/>que el Espíritu de la Vida descendió sobre la tierra fértil y susurró a cada forma su esencia.</text:p>
      <text:p text:style-name="Quotations">No les habló de cambios ni de dudas,<text:line-break/>sino que grabó en ellos un canto inalterable,<text:line-break/>una melodía profunda que nadie podría tocar sin romperla.</text:p>
      <text:p text:style-name="Quotations">“Así serán, y así permanecerán mientras dure su paso”, dijo.<text:line-break/>“Porque aquello que se transforma en medio del viaje,<text:line-break/>olvida quién es y a qué ha venido.”</text:p>
      <text:p text:style-name="Quotations">Y por esa razón, ningún hijo pudo cambiar el canto que lo trajo,<text:line-break/>ni borrar las notas del espíritu que lo sostuvo.</text:p>
      <text:p text:style-name="Quotations">Solo el que canta al principio<text:line-break/>puede crear la canción del que vendrá.</text:p>
      <text:p text:style-name="Quotations">Y así fue como lo eterno quedó sellado en lo vivo,<text:line-break/>y el cambio, reservado para otro momento,<text:line-break/>otro tiempo…</text:p>
      <text:p text:style-name="Quotations">un tiempo que aún no ha llegado.</text:p>
      <text:p text:style-name="Horizontal_20_Line"/>
      <text:p text:style-name="Text_20_body">¿Te gustaría que desarrollemos una historia similar para la <text:span text:style-name="Strong_20_Emphasis">introducción</text:span> de esta sección, a modo de apertura simbólica? ¿O preferís reservar ese tono solo para los cierr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9T17:44:23.134000000</meta:creation-date>
    <dc:date>2025-07-29T17:49:22.760000000</dc:date>
    <meta:editing-duration>PT4M59S</meta:editing-duration>
    <meta:editing-cycles>1</meta:editing-cycles>
    <meta:document-statistic meta:table-count="0" meta:image-count="0" meta:object-count="0" meta:page-count="2" meta:paragraph-count="20" meta:word-count="504" meta:character-count="2880" meta:non-whitespace-character-count="2394"/>
    <meta:generator>LibreOffice/7.3.5.2$Windows_X86_64 LibreOffice_project/184fe81b8c8c30d8b5082578aee2fed2ea847c01</meta:generator>
  </office:meta>
</office:document-meta>
</file>